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Standard">
      <style:text-properties fo:color="#000000" style:font-name="Times New Roman" fo:font-size="12pt" fo:font-weight="normal" style:font-weight-asian="normal" style:font-weight-complex="normal"/>
    </style:style>
    <style:style style:name="P17" style:family="paragraph" style:parent-style-name="Standard" style:list-style-name="L1"/>
    <style:style style:name="P18" style:family="paragraph" style:parent-style-name="Standard" style:list-style-name="L2"/>
    <style:style style:name="P19" style:family="paragraph" style:parent-style-name="Heading_20_1" style:master-page-name="First_20_Page">
      <style:paragraph-properties style:page-number="auto"/>
    </style:style>
    <style:style style:name="P20" style:family="paragraph" style:parent-style-name="Table_20_Contents" style:list-style-name="L5"/>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fo:font-size="9pt" style:font-size-asian="9pt"/>
    </style:style>
    <style:style style:name="T5" style:family="text">
      <style:text-properties style:text-position="super 58%"/>
    </style:style>
    <style:style style:name="T6" style:family="text">
      <style:text-properties fo:color="#000000" style:font-name="TimesNewRomanPSMT" fo:font-size="12pt" style:font-name-asian="TimesNewRomanPSMT" style:font-size-asian="12pt" style:font-name-complex="TimesNewRomanPSMT" style:font-size-complex="12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1787998521060662509" text:style-name="L1">
        <text:list-item>
          <text:p text:style-name="P17">The Message Network Standard, which <text:span text:style-name="T6">defines the basic messages and how they interact. Higher-level protocols are based on this message network, but are defined elsewhere.</text:span> The Message Network Standard defines the global error codes which are referenced here.</text:p>
        </text:list-item>
        <text:list-item>
          <text:p text:style-name="P17">The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Flags (1 byte)</text:p>
          </table:table-cell>
        </table:table-row>
      </table:table>
      <text:p text:style-name="Standard"/>
      <text:p text:style-name="Standard">The flag bits are defined as:</text:p>
      <text:list xml:id="list6863786196750977419" text:style-name="L2">
        <text:list-item>
          <text:p text:style-name="P18">MSB 0x80 – Reply Pending – Use is defined by higher-level protocols. <text:s/></text:p>
        </text:list-item>
        <text:list-item>
          <text:p text:style-name="P18">Low four bits 0x0F – Timeout Value – Zero indicates no timeout value. A value N of 0X01 through 0x0F indicates that the pending reply will be transmitted before 2<text:span text:style-name="T5">N</text:span> seconds have elapsed; if not, an error has occurred.</text:p>
        </text:list-item>
        <text:list-item>
          <text:p text:style-name="P18">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p>
            <text:p text:style-name="P10">(2 bytes)</text:p>
          </table:table-cell>
        </table:table-row>
      </table:table>
      <text:p text:style-name="Standard"/>
      <text:p text:style-name="Standard">Nodes shall accept and process Datagram Rejected messages that do not contain the full error code. Missing error code bits are to be interpreted as zero.</text:p>
      <text:h text:style-name="Heading_20_3" text:outline-level="3">Error Codes</text:h>
      <text:p text:style-name="Standard">The Error Code field contains 16 bits and are defined in the Message Network Standard.</text:p>
      <text:h text:style-name="Heading_20_1" text:outline-level="1">States (Normative)</text:h>
      <text:p text:style-name="Standard">The common OpenLCB datagram protocol has no formal states.</text:p>
      <text:h text:style-name="Heading_20_1" text:outline-level="1"><text:soft-page-break/>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5">nd</text:span> Datagram Content message before sending a reply to the the 1<text:span text:style-name="T5">st</text:span> Datagram Content message, it may, but is not required to, reject the 2<text:span text:style-name="T5">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 Flags</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text:soft-page-break/>CAN States</text:h>
      <text:p text:style-name="P16">A node implementing the OpenLCB-CAN datagram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662168477010365471" text:style-name="L5">
        <text:list-item>
          <text:p text:style-name="P20">One Datagram Content Single Frame</text:p>
        </text:list-item>
        <text:list-item>
          <text:p text:style-name="P20">One Datagram Content First Frame, followed by zero or more Datagram Content Middle Frame, followed by one Datagram Content Last Frame</text:p>
        </text:list-item>
      </text:list>
      <text:p text:style-name="Table_20_Contents">A node shall not interleave transmission of frames from more than one datagram to the same target node.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295800917" text:continue-numbering="true" text:style-name="L5">
        <text:list-item>
          <text:p text:style-name="P20">One Datagram Content Single Frame</text:p>
        </text:list-item>
        <text:list-item>
          <text:p text:style-name="P20">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Message Formats (Normative)<text:tab/>1</text:p>
          <text:p text:style-name="P22"><text:s/>4.1 Datagram Content<text:tab/>2</text:p>
          <text:p text:style-name="P22"><text:s/>4.2 Datagram Received OK<text:tab/>2</text:p>
          <text:p text:style-name="P22"><text:s/>4.3 Datagram Rejected<text:tab/>2</text:p>
          <text:p text:style-name="P23"><text:s/>4.3.1 Error Codes<text:tab/>2</text:p>
          <text:p text:style-name="P21"><text:s/>5 States (Normative)<text:tab/>2</text:p>
          <text:p text:style-name="P21"><text:s/>6 Interactions (Normative)<text:tab/>3</text:p>
          <text:p text:style-name="P22"><text:s/>6.1 Normal Transmission<text:tab/>3</text:p>
          <text:p text:style-name="P22"><text:s/>6.2 Rejected Transmission<text:tab/>3</text:p>
          <text:p text:style-name="P21"><text:s/>7 Adaptation to CAN Transport (Normative)<text:tab/>3</text:p>
          <text:p text:style-name="P22"><text:s/>7.1 CAN Message Formats<text:tab/>3</text:p>
          <text:p text:style-name="P22"><text:s/>7.2 CAN States<text:tab/>4</text:p>
          <text:p text:style-name="P22"><text:s/>7.3 CAN Interactions<text:tab/>4</text:p>
          <text:p text:style-name="P23"><text:s/>7.3.1 Normal Transmission<text:tab/>4</text:p>
          <text:p text:style-name="P23"><text:s/>7.3.2 Rejected Transmiss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07T20:28:17">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20:28:17">Feb 7,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07T20:28:17">Feb 7,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atagram Transport Standard</dc:title>
    <meta:initial-creator>Alex Shepherd</meta:initial-creator>
    <meta:creation-date>2009-01-22T07:11:27</meta:creation-date>
    <meta:editing-cycles>134</meta:editing-cycles>
    <meta:editing-duration>PT22H21M28S</meta:editing-duration>
    <meta:generator>OpenOffice/4.1.1$Unix OpenOffice.org_project/411m6$Build-9775</meta:generator>
    <dc:date>2015-02-07T20:28:17</dc:date>
    <dc:creator>Jim Kueneman</dc:creator>
    <meta:printed-by>Bob Jacobsen</meta:printed-by>
    <meta:print-date>2013-04-13T07:56:44</meta:print-date>
    <meta:keyword>Datagram Transport</meta:keyword>
    <meta:document-statistic meta:table-count="5" meta:image-count="1" meta:object-count="0" meta:page-count="5" meta:paragraph-count="136" meta:word-count="1258" meta:character-count="7827"/>
    <meta:user-defined meta:name="Info 1"/>
    <meta:user-defined meta:name="Info 2"/>
    <meta:user-defined meta:name="Info 3"/>
    <meta:user-defined meta:name="Info 4"/>
  </office:meta>
</office:document-meta>
</file>